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Heading_20_1">
      <style:text-properties fo:color="#127622" loext:opacity="100%" fo:font-weight="bold" style:font-weight-asian="bold" style:font-weight-complex="bold"/>
    </style:style>
    <style:style style:name="P4" style:family="paragraph" style:parent-style-name="Contents_20_Heading">
      <style:paragraph-properties fo:text-align="center" style:justify-single-word="false"/>
    </style:style>
    <style:style style:name="P5" style:family="paragraph" style:parent-style-name="Standard">
      <style:text-properties fo:language="en" fo:country="US" fo:font-weight="bold" officeooo:rsid="00438ce7" officeooo:paragraph-rsid="00438ce7" style:font-weight-asian="bold" style:font-weight-complex="bold"/>
    </style:style>
    <style:style style:name="P6" style:family="paragraph" style:parent-style-name="Heading_20_1">
      <style:text-properties fo:color="#127622" loext:opacity="100%" fo:font-weight="bold" style:font-weight-asian="bold" style:font-weight-complex="bold"/>
    </style:style>
    <style:style style:name="P7" style:family="paragraph" style:parent-style-name="Heading_20_1">
      <style:text-properties officeooo:paragraph-rsid="0024ab4d"/>
    </style:style>
    <style:style style:name="P8" style:family="paragraph" style:parent-style-name="Heading_20_1">
      <style:text-properties officeooo:paragraph-rsid="00266943"/>
    </style:style>
    <style:style style:name="P9" style:family="paragraph" style:parent-style-name="List_20_Paragraph" style:list-style-name="WWNum3">
      <style:text-properties officeooo:paragraph-rsid="0024ab4d"/>
    </style:style>
    <style:style style:name="P10" style:family="paragraph" style:parent-style-name="List_20_Paragraph" style:list-style-name="WWNum3">
      <style:text-properties officeooo:paragraph-rsid="00266943"/>
    </style:style>
    <style:style style:name="P11" style:family="paragraph" style:parent-style-name="Standard">
      <style:text-properties fo:language="en" fo:country="US"/>
    </style:style>
    <style:style style:name="P12" style:family="paragraph" style:parent-style-name="Standard">
      <style:text-properties officeooo:paragraph-rsid="0024ab4d"/>
    </style:style>
    <style:style style:name="P13" style:family="paragraph" style:parent-style-name="Standard">
      <style:text-properties officeooo:paragraph-rsid="00266943"/>
    </style:style>
    <style:style style:name="P14" style:family="paragraph" style:parent-style-name="Standard">
      <style:text-properties officeooo:paragraph-rsid="0031f455"/>
    </style:style>
    <style:style style:name="P15" style:family="paragraph" style:parent-style-name="Standard">
      <style:text-properties officeooo:paragraph-rsid="00392967"/>
    </style:style>
    <style:style style:name="P16" style:family="paragraph" style:parent-style-name="Standard">
      <style:text-properties officeooo:paragraph-rsid="003b2298"/>
    </style:style>
    <style:style style:name="P17" style:family="paragraph" style:parent-style-name="Standard">
      <style:text-properties officeooo:paragraph-rsid="003c30a9"/>
    </style:style>
    <style:style style:name="P18" style:family="paragraph" style:parent-style-name="Standard">
      <style:text-properties officeooo:paragraph-rsid="003b2434"/>
    </style:style>
    <style:style style:name="P19" style:family="paragraph" style:parent-style-name="Standard">
      <style:text-properties officeooo:paragraph-rsid="003e521e"/>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officeooo:rsid="001fb8c6"/>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f65d3" style:font-weight-asian="bold" style:font-weight-complex="bold"/>
    </style:style>
    <style:style style:name="T6" style:family="text">
      <style:text-properties fo:language="en" fo:country="US" fo:font-weight="bold" officeooo:rsid="0031f455" style:font-weight-asian="bold" style:font-weight-complex="bold"/>
    </style:style>
    <style:style style:name="T7" style:family="text">
      <style:text-properties fo:language="en" fo:country="US" fo:font-weight="normal" officeooo:rsid="002f65d3" style:font-weight-asian="normal" style:font-weight-complex="normal"/>
    </style:style>
    <style:style style:name="T8" style:family="text">
      <style:text-properties fo:language="en" fo:country="US" fo:font-weight="normal" officeooo:rsid="0032f0b8" style:font-weight-asian="normal" style:font-weight-complex="normal"/>
    </style:style>
    <style:style style:name="T9" style:family="text">
      <style:text-properties fo:language="en" fo:country="US" officeooo:rsid="0036c8ae"/>
    </style:style>
    <style:style style:name="T10" style:family="text">
      <style:text-properties fo:language="en" fo:country="US" officeooo:rsid="003735eb"/>
    </style:style>
    <style:style style:name="T11" style:family="text">
      <style:text-properties fo:language="en" fo:country="US" officeooo:rsid="00392967"/>
    </style:style>
    <style:style style:name="T12" style:family="text">
      <style:text-properties fo:language="en" fo:country="US" officeooo:rsid="00394840"/>
    </style:style>
    <style:style style:name="T13" style:family="text">
      <style:text-properties fo:language="en" fo:country="US" officeooo:rsid="003b2298"/>
    </style:style>
    <style:style style:name="T14" style:family="text">
      <style:text-properties fo:language="en" fo:country="US" officeooo:rsid="003b2434"/>
    </style:style>
    <style:style style:name="T15" style:family="text">
      <style:text-properties fo:language="en" fo:country="US" officeooo:rsid="003c67db"/>
    </style:style>
    <style:style style:name="T16" style:family="text">
      <style:text-properties fo:language="en" fo:country="US" officeooo:rsid="003e521e"/>
    </style:style>
    <style:style style:name="T17" style:family="text">
      <style:text-properties fo:language="en" fo:country="US" officeooo:rsid="00414108"/>
    </style:style>
    <style:style style:name="T18" style:family="text">
      <style:text-properties fo:language="en" fo:country="US" officeooo:rsid="0043fbd6"/>
    </style:style>
    <style:style style:name="T19" style:family="text">
      <style:text-properties fo:language="en" fo:country="US" officeooo:rsid="0047babe"/>
    </style:style>
    <style:style style:name="T20" style:family="text">
      <style:text-properties fo:language="en" fo:country="US" officeooo:rsid="0049314f"/>
    </style:style>
    <style:style style:name="T21" style:family="text">
      <style:text-properties fo:language="en" fo:country="US" officeooo:rsid="004b3493"/>
    </style:style>
    <style:style style:name="T22" style:family="text">
      <style:text-properties officeooo:rsid="00449968"/>
    </style:style>
    <style:style style:name="T23" style:family="text">
      <style:text-properties officeooo:rsid="0044e65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2413_998993402" text:style-name="Index_20_Link" text:visited-style-name="Index_20_Link">Section 4 Bootstrap Fundamentals<text:tab/>2</text:a></text:p>
          <text:p text:style-name="P1"><text:a xlink:type="simple" xlink:href="#__RefHeading___Toc2415_998993402" text:style-name="Index_20_Link" text:visited-style-name="Index_20_Link">Section 5 Get Start with Angular &amp; Angular CLI<text:tab/>5</text:a></text:p>
          <text:p text:style-name="P1"><text:a xlink:type="simple" xlink:href="#__RefHeading___Toc2417_998993402" text:style-name="Index_20_Link" text:visited-style-name="Index_20_Link">Section 6 Angular Components<text:tab/>5</text:a></text:p>
          <text:p text:style-name="P1"><text:a xlink:type="simple" xlink:href="#__RefHeading___Toc2419_998993402" text:style-name="Index_20_Link" text:visited-style-name="Index_20_Link">Section 7 Data Binding &amp; Events Handling<text:tab/>6</text:a></text:p>
          <text:p text:style-name="P1"><text:a xlink:type="simple" xlink:href="#__RefHeading___Toc2421_998993402" text:style-name="Index_20_Link" text:visited-style-name="Index_20_Link">Section 8 Angular Directives<text:tab/>6</text:a></text:p>
          <text:p text:style-name="P1"><text:a xlink:type="simple" xlink:href="#__RefHeading___Toc2423_998993402" text:style-name="Index_20_Link" text:visited-style-name="Index_20_Link">Section 9 Angular Pipes<text:tab/>7</text:a></text:p>
          <text:p text:style-name="P1"><text:a xlink:type="simple" xlink:href="#__RefHeading___Toc2425_998993402" text:style-name="Index_20_Link" text:visited-style-name="Index_20_Link">Section 10 Angular Service<text:tab/>8</text:a></text:p>
          <text:p text:style-name="P1"><text:a xlink:type="simple" xlink:href="#__RefHeading___Toc2427_998993402" text:style-name="Index_20_Link" text:visited-style-name="Index_20_Link">Section 11 Angular Forms I (Template Driven Form)<text:tab/>9</text:a></text:p>
          <text:p text:style-name="P1"><text:a xlink:type="simple" xlink:href="#__RefHeading___Toc2429_998993402" text:style-name="Index_20_Link" text:visited-style-name="Index_20_Link">Section 12 Angular Forms II (Reactive Forms)<text:tab/>9</text:a></text:p>
          <text:p text:style-name="P1"><text:a xlink:type="simple" xlink:href="#__RefHeading___Toc2431_998993402" text:style-name="Index_20_Link" text:visited-style-name="Index_20_Link">Section 13 Angular Routing &amp; Navigation<text:tab/>10</text:a></text:p>
          <text:p text:style-name="P1"><text:a xlink:type="simple" xlink:href="#__RefHeading___Toc2433_998993402" text:style-name="Index_20_Link" text:visited-style-name="Index_20_Link">Section 14 Design The Blog Front End I - Preparing<text:tab/>11</text:a></text:p>
          <text:p text:style-name="P1"><text:a xlink:type="simple" xlink:href="#__RefHeading___Toc2435_998993402" text:style-name="Index_20_Link" text:visited-style-name="Index_20_Link">Section 15 Design The Blog Front End II - Main Common Components<text:tab/>12</text:a></text:p>
          <text:p text:style-name="P1"><text:a xlink:type="simple" xlink:href="#__RefHeading___Toc2437_998993402" text:style-name="Index_20_Link" text:visited-style-name="Index_20_Link">Section 16 Design The Blog Front End III - All Pages Design<text:tab/>12</text:a></text:p>
          <text:p text:style-name="P1"><text:a xlink:type="simple" xlink:href="#__RefHeading___Toc2439_998993402" text:style-name="Index_20_Link" text:visited-style-name="Index_20_Link">Section 17 Get Start With Admin Area &amp; Firebase Firestore<text:tab/>12</text:a></text:p>
          <text:p text:style-name="P1"><text:a xlink:type="simple" xlink:href="#__RefHeading___Toc2441_998993402" text:style-name="Index_20_Link" text:visited-style-name="Index_20_Link">Section 18 Admin area – CRUD Operation I (Category CRUD)<text:tab/>12</text:a></text:p>
          <text:p text:style-name="P1"><text:a xlink:type="simple" xlink:href="#__RefHeading___Toc2443_998993402" text:style-name="Index_20_Link" text:visited-style-name="Index_20_Link">Section 19 Admin area – CRUD Operation II (POST CRUD)<text:tab/>12</text:a></text:p>
          <text:p text:style-name="P1"><text:a xlink:type="simple" xlink:href="#__RefHeading___Toc2445_998993402" text:style-name="Index_20_Link" text:visited-style-name="Index_20_Link">Section 20 Authentication &amp; Authorization<text:tab/>12</text:a></text:p>
          <text:p text:style-name="P1"><text:a xlink:type="simple" xlink:href="#__RefHeading___Toc2447_998993402" text:style-name="Index_20_Link" text:visited-style-name="Index_20_Link">Section 21 Design The Blog Front End I - Preparing<text:tab/>12</text:a></text:p>
        </text:index-body>
      </text:table-of-content>
      <text:h text:style-name="P3"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1" loext:marker-style-name="T2"/>
      <text:h text:style-name="P3" text:outline-level="2"><text:bookmark-start text:name="__RefHeading___Toc2413_998993402"/><text:soft-page-break/>Section 4 Bootstrap Fundamentals<text:bookmark-end text:name="__RefHeading___Toc2413_998993402"/><text:span text:style-name="T2"/></text:h>
      <text:p text:style-name="Standard" loext:marker-style-name="T2"><text:span text:style-name="T2">Installing Boostrap = https://getbootstrap.com/docs/4.6/getting-started/introduction/</text:span><text:span text:style-name="T2"/></text:p>
      <text:p text:style-name="Standard" loext:marker-style-name="T2"><text:span text:style-name="T2">Bootstrap Container = The boostrap requires the containing element to wrap site content. Container class provides a responsive fixed width container, container-fluid class provides a full width container spanning the entire wdith of the viewport.</text:span><text:span text:style-name="T2"/></text:p>
      <text:p text:style-name="Standard" loext:marker-style-name="T2"><text:span text:style-name="T2">Boostrap Grid System = 12 column grid (THIS MEANS that in a row we can create only 12 columns, the 13rd will be on the next row), build with css flex box, fully responsive</text:span><text:span text:style-name="T2"/></text:p>
      <text:p text:style-name="Standard" loext:marker-style-name="T2"><text:span text:style-name="T2">&lt;div class="row"&gt;</text:span><text:span text:style-name="T2"/></text:p>
      <text:p text:style-name="Standard" loext:marker-style-name="T2"><text:span text:style-name="T2"><text:s text:c="4"/>&lt;div class="col-md-1 bg-light border"&gt;Col - 1&lt;/div&gt;</text:span><text:span text:style-name="T2"/></text:p>
      <text:p text:style-name="Standard" loext:marker-style-name="T2"><text:span text:style-name="T2"><text:s text:c="4"/>&lt;div class="col-md-1 bg-light border"&gt;Col - 2&lt;/div&gt;</text:span><text:span text:style-name="T2"/></text:p>
      <text:p text:style-name="Standard" loext:marker-style-name="T2"><text:span text:style-name="T2"><text:s text:c="4"/>&lt;div class="col-md-1 bg-light border"&gt;Col - 3&lt;/div&gt;</text:span><text:span text:style-name="T2"/></text:p>
      <text:p text:style-name="Standard" loext:marker-style-name="T2"><text:span text:style-name="T2"><text:s text:c="4"/>&lt;div class="col-md-1 bg-light border"&gt;Col - 4&lt;/div&gt;</text:span><text:span text:style-name="T2"/></text:p>
      <text:p text:style-name="Standard" loext:marker-style-name="T2"><text:span text:style-name="T2"><text:s text:c="4"/>&lt;div class="col-md-1 bg-light border"&gt;Col - 5&lt;/div&gt;</text:span><text:span text:style-name="T2"/></text:p>
      <text:p text:style-name="Standard" loext:marker-style-name="T2"><text:span text:style-name="T2"><text:s text:c="4"/>&lt;div class="col-md-1 bg-light border"&gt;Col - 6&lt;/div&gt;</text:span><text:span text:style-name="T2"/></text:p>
      <text:p text:style-name="Standard" loext:marker-style-name="T2"><text:span text:style-name="T2"><text:s text:c="4"/>&lt;div class="col-md-1 bg-light border"&gt;Col - 7&lt;/div&gt;</text:span><text:span text:style-name="T2"/></text:p>
      <text:p text:style-name="Standard" loext:marker-style-name="T2"><text:span text:style-name="T2"><text:s text:c="4"/>&lt;div class="col-md-1 bg-light border"&gt;Col - 8&lt;/div&gt;</text:span><text:span text:style-name="T2"/></text:p>
      <text:p text:style-name="Standard" loext:marker-style-name="T2"><text:span text:style-name="T2"><text:s text:c="4"/>&lt;div class="col-md-1 bg-light border"&gt;Col - 9&lt;/div&gt;</text:span><text:span text:style-name="T2"/></text:p>
      <text:p text:style-name="Standard" loext:marker-style-name="T2"><text:span text:style-name="T2"><text:s text:c="4"/>&lt;div class="col-md-1 bg-light border"&gt;Col - 10&lt;/div&gt;</text:span><text:span text:style-name="T2"/></text:p>
      <text:p text:style-name="Standard" loext:marker-style-name="T2"><text:span text:style-name="T2"><text:s text:c="4"/>&lt;div class="col-md-1 bg-light border"&gt;Col - 11&lt;/div&gt;</text:span><text:span text:style-name="T2"/></text:p>
      <text:p text:style-name="Standard" loext:marker-style-name="T2"><text:span text:style-name="T2"><text:s text:c="4"/>&lt;div class="col-md-1 bg-light border"&gt;Col - 12&lt;/div&gt;</text:span><text:span text:style-name="T2"/></text:p>
      <text:p text:style-name="Standard" loext:marker-style-name="T2"><text:span text:style-name="T2"><text:s text:c="4"/>&lt;div class="col-md-1 bg-light border"&gt;Col - 13&lt;/div&gt;</text:span><text:span text:style-name="T2"/></text:p>
      <text:p text:style-name="Standard" loext:marker-style-name="T2"><text:span text:style-name="T2">&lt;/div&gt;</text:span><text:span text:style-name="T2"/></text:p>
      <text:p text:style-name="P11" loext:marker-style-name="T2"/>
      <text:p text:style-name="Standard" loext:marker-style-name="T2"><text:span text:style-name="T2">Bootstrap Columns = different size column</text:span><text:span text:style-name="T3">s</text:span></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bg-light p-5 border"&gt;col-md-6&lt;/div&gt;</text:span><text:span text:style-name="T2"/></text:p>
      <text:p text:style-name="Standard" loext:marker-style-name="T2"><text:soft-page-break/><text:span text:style-name="T2"><text:s text:c="8"/>&lt;div class="col-md-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8 bg-light p-5 border"&gt;col-md-8&lt;/div&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4 bg-light p-5 border"&gt;col-md-4&lt;/div&gt;</text:span><text:span text:style-name="T2"/></text:p>
      <text:p text:style-name="Standard" loext:marker-style-name="T2"><text:span text:style-name="T2"><text:s text:c="8"/>&lt;div class="col-md-5 bg-light p-5 border"&gt;col-md-5&lt;/div&gt;</text:span><text:span text:style-name="T2"/></text:p>
      <text:p text:style-name="Standard" loext:marker-style-name="T2"><text:span text:style-name="T2"><text:s text:c="8"/>&lt;div class="col-md-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1" loext:marker-style-name="T2"/>
      <text:p text:style-name="Standard" loext:marker-style-name="T2"><text:span text:style-name="T2">Bootstrap Responsive Columns = with col-sm-6 we are saying to the browser how much space the column is going to occupy in the small screens</text:span><text:span text:style-name="T2"/></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col-sm-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8 col-sm-8 bg-light p-5 border"&gt;col-md-8&lt;/div&gt;</text:span><text:span text:style-name="T2"/></text:p>
      <text:p text:style-name="Standard" loext:marker-style-name="T2"><text:span text:style-name="T2"><text:s text:c="8"/>&lt;div class="col-md-2 col-sm-2 bg-light p-5 border"&gt;col-md-2&lt;/div&gt;</text:span><text:span text:style-name="T2"/></text:p>
      <text:p text:style-name="Standard" loext:marker-style-name="T2"><text:soft-page-break/><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4 col-sm-4 bg-light p-5 border"&gt;col-md-4&lt;/div&gt;</text:span><text:span text:style-name="T2"/></text:p>
      <text:p text:style-name="Standard" loext:marker-style-name="T2"><text:span text:style-name="T2"><text:s text:c="8"/>&lt;div class="col-md-5 col-sm-5 bg-light p-5 border"&gt;col-md-5&lt;/div&gt;</text:span><text:span text:style-name="T2"/></text:p>
      <text:p text:style-name="Standard" loext:marker-style-name="T2"><text:span text:style-name="T2"><text:s text:c="8"/>&lt;div class="col-md-1 col-sm-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1" loext:marker-style-name="T2"/>
      <text:p text:style-name="Standard" loext:marker-style-name="T2"><text:span text:style-name="T2">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2"/></text:p>
      <text:p text:style-name="Standard" loext:marker-style-name="T2"><text:span text:style-name="T2">Bootstrap Contextual Colors = https://getbootstrap.com/docs/4.0/utilities/colors/</text:span><text:span text:style-name="T2"/></text:p>
      <text:p text:style-name="Standard" loext:marker-style-name="T2"><text:span text:style-name="T2">Bootstrap Tables = https://getbootstrap.com/docs/4.0/content/tables/</text:span><text:span text:style-name="T2"/></text:p>
      <text:p text:style-name="Standard" loext:marker-style-name="T2"><text:soft-page-break/><text:span text:style-name="T2">Bootstrap Images = We have 3 different types of images: 1. Rounded Corner Images, 2. Circle Images, 3. Thumbnail Images. https://getbootstrap.com/docs/4.0/content/images/</text:span><text:span text:style-name="T2"/></text:p>
      <text:p text:style-name="Standard" loext:marker-style-name="T2"><text:span text:style-name="T2">Bootstrap Buttons = https://getbootstrap.com/docs/4.0/components/buttons/</text:span><text:span text:style-name="T2"/></text:p>
      <text:p text:style-name="Standard" loext:marker-style-name="T2"><text:span text:style-name="T2">&lt;a href="#" class="btn btn-primary"&gt;Link Button&lt;/a&gt;</text:span><text:span text:style-name="T2"/></text:p>
      <text:p text:style-name="Standard" loext:marker-style-name="T2"><text:span text:style-name="T2">Bootstrap Spinner = https://getbootstrap.com/docs/4.0/components/progress/#how-it-works</text:span><text:span text:style-name="T2"/></text:p>
      <text:p text:style-name="Standard" loext:marker-style-name="T2"><text:span text:style-name="T2">https://getbootstrap.com/docs/4.3/components/spinners/</text:span><text:span text:style-name="T2"/></text:p>
      <text:p text:style-name="Standard" loext:marker-style-name="T2"><text:span text:style-name="T2">Bootstrap Cards = https://getbootstrap.com/docs/4.3/components/card/</text:span><text:span text:style-name="T2"/></text:p>
      <text:p text:style-name="Standard" loext:marker-style-name="T2"><text:span text:style-name="T2">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2">https://getbootstrap.com/docs/4.3/components/alerts/=</text:span></text:span></text:a></text:p>
      <text:p text:style-name="P11" loext:marker-style-name="T2"/>
      <text:p text:style-name="P11" loext:marker-style-name="T2"/>
      <text:p text:style-name="P11" loext:marker-style-name="T2"/>
      <text:p text:style-name="P11" loext:marker-style-name="T2"/>
      <text:h text:style-name="P7" text:outline-level="1" loext:marker-style-name="T1"><text:bookmark-start text:name="__RefHeading___Toc2415_998993402"/><text:span text:style-name="T1">Section 5 Get Start with Angular &amp; Angular CLI</text:span><text:bookmark-end text:name="__RefHeading___Toc2415_998993402"/></text:h>
      <text:p text:style-name="P12" loext:marker-style-name="T2"><text:span text:style-name="T2">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12" loext:marker-style-name="T2"><text:span text:style-name="T2">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9" loext:marker-style-name="T2">ng new &lt;Project-name&gt;</text:p>
        </text:list-item>
      </text:list>
      <text:p text:style-name="P11" loext:marker-style-name="T2"/>
      <text:h text:style-name="P8" text:outline-level="1" loext:marker-style-name="T1"><text:bookmark-start text:name="__RefHeading___Toc2417_998993402"/><text:soft-page-break/><text:span text:style-name="T1">Section 6 Angular Components</text:span><text:bookmark-end text:name="__RefHeading___Toc2417_998993402"/></text:h>
      <text:p text:style-name="P13" loext:marker-style-name="T2"><text:span text:style-name="T2">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13" loext:marker-style-name="T2"><text:span text:style-name="T2">We can use the selectors of every component into the html of every component. So we can call different components inside of the html of another component.</text:span></text:p>
      <text:p text:style-name="P13" loext:marker-style-name="T2"><text:span text:style-name="T2">In order to generate an Angular component using the Angular CLI we have to use the following command "ng g c &lt;component-name&gt;". The files component.spec.ts are responsible for unit testing.</text:span></text:p>
      <text:p text:style-name="P13" loext:marker-style-name="T2"><text:span text:style-name="T2">NgOnInit = the NgOnInit is going to run when the current component is fully loaded in the browser. OnInit is a template.</text:span></text:p>
      <text:p text:style-name="P13" loext:marker-style-name="T2"><text:span text:style-name="T2">Data binding = {{title}}</text:span></text:p>
      <text:p text:style-name="P13" loext:marker-style-name="T2"><text:span text:style-name="T2">Share data between components = </text:span></text:p>
      <text:list text:continue-numbering="true" text:style-name="WWNum3">
        <text:list-item>
          <text:p text:style-name="P10" loext:marker-style-name="T2"><text:span text:style-name="T2">Parent to child component via @input decorator</text:span></text:p>
          <text:list>
            <text:list-item>
              <text:p text:style-name="P10" loext:marker-style-name="T2"><text:span text:style-name="T2">Parent: &lt;app-post [fromParent]=’parentMessage’&gt;&lt;/app-post&gt;</text:span></text:p>
            </text:list-item>
            <text:list-item>
              <text:p text:style-name="P10" loext:marker-style-name="T2"><text:span text:style-name="T2">Child: @Input() fromParent:string;</text:span></text:p>
            </text:list-item>
          </text:list>
        </text:list-item>
        <text:list-item>
          <text:p text:style-name="P10" loext:marker-style-name="T2"><text:span text:style-name="T2">Child to parent component via @output decorator or @output decorator and event emitter</text:span></text:p>
          <text:list>
            <text:list-item>
              <text:p text:style-name="P10" loext:marker-style-name="T2"><text:span text:style-name="T2">Parent: @ViewChild(PostComponent) childComp; ngAfterViewInit() { … }</text:span></text:p>
            </text:list-item>
          </text:list>
        </text:list-item>
        <text:list-item>
          <text:p text:style-name="P10" loext:marker-style-name="T2"><text:span text:style-name="T2">Child to parent when there is Event using the @output decorator and event emitter</text:span></text:p>
          <text:list>
            <text:list-item>
              <text:p text:style-name="P10" loext:marker-style-name="T2"><text:span text:style-name="T2">Child: &lt;button (click)=’sendMessage()’&gt; Click&lt;/button&gt;, @Outpu() messageEvent=new EventEmitter&lt;string&gt;(); sendMessage(){ this.messageEvent.emit(this.outputChildMessage); }</text:span></text:p>
            </text:list-item>
            <text:list-item>
              <text:p text:style-name="P10" loext:marker-style-name="T2"><text:span text:style-name="T2">Parent: &lt;app-post (messageEvent)=’receiveMessage($event)’, receiveMessage($event) { this.fromChildOutput=$event; }, &lt;p&gt;{{ fromChildOutput }}</text:span></text:p>
            </text:list-item>
          </text:list>
        </text:list-item>
      </text:list>
      <text:p text:style-name="P13" loext:marker-style-name="T2"><text:soft-page-break/>Share data from the child components to parent component -&gt; @ViewChild, @Output or Emitter.</text:p>
      <text:p text:style-name="P13" loext:marker-style-name="T2"/>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2"><text:span text:style-name="T2">String interpolation = in order to show information of a variable, or anything else we must use the string interpolation. An example of it is the following, </text:span><text:span text:style-name="T4">{{ message }}</text:span></text:p>
      <text:p text:style-name="Standard" loext:marker-style-name="T2"><text:span text:style-name="T2">Property binding = &lt;img </text:span><text:span text:style-name="T4">[src]="imgURL"</text:span><text:span text:style-name="T2"> alt="googleImages"&gt; or &lt;img </text:span><text:span text:style-name="T4">src="{{ imgURL }}"</text:span><text:span text:style-name="T2"> alt="googleImages"&gt;</text:span></text:p>
      <text:p text:style-name="Standard" loext:marker-style-name="T2"><text:span text:style-name="T2">Class binding = &lt;p </text:span><text:span text:style-name="T4">[class.text-red] = "boolFlag"</text:span><text:span text:style-name="T2">&gt;{{messageFromChild}}&lt;/p&gt;</text:span></text:p>
      <text:p text:style-name="Standard" loext:marker-style-name="T2"><text:span text:style-name="T2">Style binding = &lt;h2 </text:span><text:span text:style-name="T4">[style.color] = "boolFlag ? 'red' : 'blue'</text:span><text:span text:style-name="T2">"&gt; Style Binding &lt;/h2&gt;, in order to bind and pass some styling to different elements we have to check </text:span><text:span text:style-name="T4">the DOM style object </text:span><text:span text:style-name="T2">(https://www.w3schools.com/jsref/dom_obj_style.asp)</text:span></text:p>
      <text:p text:style-name="Standard" loext:marker-style-name="T2"><text:span text:style-name="T2">Event binding = &lt;button </text:span><text:span text:style-name="T4">(click)="buttonClick()"</text:span><text:span text:style-name="T2">&gt; Click me Again! &lt;/button&gt;</text:span></text:p>
      <text:p text:style-name="Standard" loext:marker-style-name="T2"><text:span text:style-name="T2">Event filtering = &lt;input type="text" </text:span><text:span text:style-name="T4">(keyup)= "onKeyup($event)"</text:span><text:span text:style-name="T2">&gt;, </text:span><text:span text:style-name="T5">onKeyup($event) { if($event.keyCode == 13) { console.log(“Enter Key Pressed”); } }</text:span></text:p>
      <text:p text:style-name="P14" loext:marker-style-name="T2"><text:span text:style-name="T2">Template variable = &lt;input type="text" </text:span><text:span text:style-name="T4">(keyup)= "onKeyup(</text:span><text:span text:style-name="T6">username.value</text:span><text:span text:style-name="T4">)" </text:span><text:span text:style-name="T6">#username</text:span><text:span text:style-name="T2">&gt;, </text:span><text:span text:style-name="T7">onKeyup(</text:span><text:span text:style-name="T8">username</text:span><text:span text:style-name="T7">) { console.log(</text:span><text:span text:style-name="T8">username</text:span><text:span text:style-name="T7">); }</text:span></text:p>
      <text:p text:style-name="Standard" loext:marker-style-name="T2"><text:span text:style-name="T2">Two way data binding = app.module.ts -&gt; import FormsModule, app.component.html -&gt; [(ngModel)]</text:span><text:span text:style-name="T2"/></text:p>
      <text:p text:style-name="Standard" loext:marker-style-name="T2"><text:span text:style-name="T2">Two way vs One way data binding = With one way data binding I can send data from the component to the View but with the two way binding I can send data from the component to the view and vice versa</text:span><text:span text:style-name="T2"/></text:p>
      <text:p text:style-name="P11" loext:marker-style-name="T2"/>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2"><text:span text:style-name="T2">Directives are components without a view. Angular components are directives with a view. We have different types of directives:</text:span><text:span text:style-name="T2"/></text:p>
      <text:p text:style-name="Standard" loext:marker-style-name="T2"><text:soft-page-break/><text:span text:style-name="T2">- Component directive = which is an angular directive with a template view</text:span><text:span text:style-name="T2"/></text:p>
      <text:p text:style-name="Standard" loext:marker-style-name="T2"><text:span text:style-name="T2">- Structural directive = which can change the DOM layout by adding and removing DOM elements</text:span><text:span text:style-name="T2"/></text:p>
      <text:p text:style-name="Standard" loext:marker-style-name="T2"><text:span text:style-name="T2">- Attribute directive = which can change the appearance or behavior of an element, component, or another directive</text:span><text:span text:style-name="T2"/></text:p>
      <text:p text:style-name="Standard" loext:marker-style-name="T2"><text:span text:style-name="T2">- Custom directive = which can create our custom directive from scratch</text:span><text:span text:style-name="T2"/></text:p>
      <text:p text:style-name="Standard" loext:marker-style-name="T2"><text:span text:style-name="T2">Generally directives are classes that add additional behavior to elements in any Angular applications. USe Angular's built-in directives to manage forms, lists, styles and what users see.</text:span><text:span text:style-name="T2"/></text:p>
      <text:p text:style-name="P11" loext:marker-style-name="T2"/>
      <text:p text:style-name="Standard" loext:marker-style-name="T2"><text:span text:style-name="T2">*ngFor Directive = We use it to render an array inside the view, it is a structural directive, we can manipulate the DOM, <text:s text:c="2"/>&lt;li *ngFor="let str of stringArray"&gt; {{str}} &lt;/li&gt;</text:span><text:span text:style-name="T2"/></text:p>
      <text:p text:style-name="Standard" loext:marker-style-name="T2"><text:span text:style-name="T2">Fetching object array using NgFor = <text:s text:c="2"/>&lt;li *ngFor="let obj of objectArray"&gt; {{obj.id}}, {{obj.postName}} &lt;/li&gt;</text:span><text:span text:style-name="T2"/></text:p>
      <text:p text:style-name="Standard" loext:marker-style-name="T2"><text:span text:style-name="T2">Angular change detection = created 2 functions addNew() , onDelete(post)</text:span><text:span text:style-name="T2"/></text:p>
      <text:p text:style-name="Standard" loext:marker-style-name="T2"><text:span text:style-name="T2">ngFor directive index = &lt;</text:span><text:span text:style-name="T9">li *ngFor=”let post of objArray; let I = index”&gt; {{ i }} {{ post.postTitle }} &lt;/li&gt;</text:span></text:p>
      <text:p text:style-name="Standard" loext:marker-style-name="T2"><text:span text:style-name="T2">&lt;</text:span><text:span text:style-name="T10">div *ngIf = ‘objArray.length == 0’&gt; … &lt;/div&gt;</text:span></text:p>
      <text:p text:style-name="P15" loext:marker-style-name="T2"><text:span text:style-name="T2">&lt;</text:span><text:span text:style-name="T10">div *ngIf = ‘objArray.length == 0 </text:span><text:span text:style-name="T11">else noData</text:span><text:span text:style-name="T10">’&gt; … &lt;/div&gt; , </text:span><text:span text:style-name="T2">&lt;</text:span><text:span text:style-name="T11">ng-template #noData&gt; … &lt;/ng-template&gt;</text:span></text:p>
      <text:p text:style-name="P16" loext:marker-style-name="T2"><text:span text:style-name="T11">&lt;</text:span><text:span text:style-name="T10">div *ngIf = ‘objArray.length == 0 </text:span><text:span text:style-name="T12">then postList</text:span><text:span text:style-name="T10"> </text:span><text:span text:style-name="T11">else noData</text:span><text:span text:style-name="T10">’&gt; … &lt;/div&gt; , </text:span><text:span text:style-name="T11">&lt;ng-template #</text:span><text:span text:style-name="T13">postList</text:span><text:span text:style-name="T11">&gt; … &lt;/ng-template&gt;,</text:span><text:span text:style-name="T10"> </text:span><text:span text:style-name="T11">&lt;ng-template #noData&gt; … &lt;/ng-template&gt;</text:span></text:p>
      <text:p text:style-name="P17" loext:marker-style-name="T2"><text:span text:style-name="T2">(Structural directive) ngSwitchCase = &lt;</text:span><text:span text:style-name="T14">div [ngSwitch] = “stepForm”&gt; &lt;div *ngSwitchCase = “’step 1’”&gt; Step 1 Form&lt;/div&gt; &lt;div *ngSwitchCase = “’step 2’”&gt; Step 2 Form&lt;/div&gt; &lt;div *ngSwitchDefault&gt; Something Else&lt;/div&gt;</text:span></text:p>
      <text:p text:style-name="P18" loext:marker-style-name="T2"><text:span text:style-name="T2">(Attribute directive) ngStyle = &lt;</text:span><text:span text:style-name="T15">h1 [ngStyle] = “{ color: isActive ? ‘red’ : ‘black’, textTransform: isActive ? ‘uppercase’ : ‘lowercase’ }”</text:span></text:p>
      <text:p text:style-name="P19" loext:marker-style-name="T2"><text:span text:style-name="T2">(Attribute directive) ngClass = &lt;</text:span><text:span text:style-name="T16">h1 [ngClass] = “{ ‘main’: isActive, ‘text-weight’: isActive }”</text:span></text:p>
      <text:p text:style-name="Standard" loext:marker-style-name="T2"><text:span text:style-name="T2">Structural vs Attribute directive = with structural directives we can manipulate the objects from the DOM, we can insert them etc. With Attribute directives we have change the appearance of the DOM objects.</text:span><text:span text:style-name="T2"/></text:p>
      <text:p text:style-name="P11" loext:marker-style-name="T2"/>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2"><text:span text:style-name="T2">Angular Pipes = they are used to transform the data into a particular format when we only need that data transformed 'in' a template or the HTML view. Some types of Pipes are the following:</text:span><text:span text:style-name="T2"/></text:p>
      <text:p text:style-name="Standard" loext:marker-style-name="T2"><text:soft-page-break/><text:span text:style-name="T2">- Uppercase Pipe</text:span><text:span text:style-name="T2"/></text:p>
      <text:p text:style-name="Standard" loext:marker-style-name="T2"><text:span text:style-name="T2">- Lowercase Pipe</text:span><text:span text:style-name="T2"/></text:p>
      <text:p text:style-name="Standard" loext:marker-style-name="T2"><text:span text:style-name="T2">- Decimal / Number Pipe</text:span><text:span text:style-name="T2"/></text:p>
      <text:p text:style-name="Standard" loext:marker-style-name="T2"><text:span text:style-name="T2">- Currency Pipe</text:span><text:span text:style-name="T2"/></text:p>
      <text:p text:style-name="Standard" loext:marker-style-name="T2"><text:span text:style-name="T2">- Date Pipe</text:span><text:span text:style-name="T2"/></text:p>
      <text:p text:style-name="Standard" loext:marker-style-name="T2"><text:span text:style-name="T2">- JSON Pipe</text:span><text:span text:style-name="T2"/></text:p>
      <text:p text:style-name="Standard" loext:marker-style-name="T2"><text:span text:style-name="T2">- Precent Pipe</text:span><text:span text:style-name="T2"/></text:p>
      <text:p text:style-name="Standard" loext:marker-style-name="T2"><text:span text:style-name="T2">- Slice Pipe</text:span><text:span text:style-name="T2"/></text:p>
      <text:p text:style-name="Standard" loext:marker-style-name="T2"><text:span text:style-name="T2">Uppercase , Lowercase pipe = {{ title | uppercase }} , {{ title | lowercase }}</text:span><text:span text:style-name="T2"/></text:p>
      <text:p text:style-name="Standard" loext:marker-style-name="T2"><text:span text:style-name="T2">Number pipe = {{ count | number }}, {{ count | number: '1.2-2' }}</text:span><text:span text:style-name="T2"/></text:p>
      <text:p text:style-name="Standard" loext:marker-style-name="T2"><text:span text:style-name="T2">Currency pipe = {{ price | currency: "JPY" : false : 2.1-1}}, iban.com/currency-codes</text:span><text:span text:style-name="T2"/></text:p>
      <text:p text:style-name="Standard" loext:marker-style-name="T2"><text:span text:style-name="T2">Date pipe = &lt;</text:span><text:span text:style-name="T17">h1&gt; {{ today | date: ‘short’ }} &lt;/h1&gt;</text:span><text:span text:style-name="T2"> → angular.io/api/common/DatePipe</text:span></text:p>
      <text:p text:style-name="Standard" loext:marker-style-name="T2"><text:span text:style-name="T2">JSON pipe = {{ postObj | json }}</text:span><text:span text:style-name="T2"/></text:p>
      <text:p text:style-name="Standard" loext:marker-style-name="T2"><text:span text:style-name="T2">Percent pipe = {{ 0.567 | percent : '1.1-1' }}</text:span><text:span text:style-name="T2"/></text:p>
      <text:p text:style-name="Standard" loext:marker-style-name="T2"><text:span text:style-name="T2">Slice pipe = {{ postArray | slice 2:4` }}</text:span><text:span text:style-name="T2"/></text:p>
      <text:p text:style-name="Standard" loext:marker-style-name="T2"><text:span text:style-name="T2">Custom pipe = new folders under app folder, for example append.pipe.ts, we have also to import the custom pipe into the file app.module.ts</text:span></text:p>
      <text:p text:style-name="Standard" loext:marker-style-name="T2"><text:span text:style-name="T2">Custom pipes using angular cli = ng g pipe Pipes/appendCLI</text:span><text:span text:style-name="T2"/></text:p>
      <text:p text:style-name="P11" loext:marker-style-name="T2"/>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2"><text:span text:style-name="T2">What is Angular service = we use angular services to share data and common methods among components whether there is relationship between components or not</text:span><text:span text:style-name="T2"/></text:p>
      <text:p text:style-name="Standard" loext:marker-style-name="T2"><text:span text:style-name="T2">Create angular service manually = create a folder named Services, add a new service post.service.ts, </text:span><text:span text:style-name="T2"/></text:p>
      <text:p text:style-name="Standard" loext:marker-style-name="T2"><text:span text:style-name="T2">Dependency Injection = </text:span><text:span text:style-name="T2"/></text:p>
      <text:p text:style-name="Standard" loext:marker-style-name="T2"><text:span text:style-name="T2">import { Engine } from './Engine';</text:span><text:span text:style-name="T2"/></text:p>
      <text:p text:style-name="Standard" loext:marker-style-name="T2"><text:span text:style-name="T2">class Car {</text:span><text:span text:style-name="T2"/></text:p>
      <text:p text:style-name="Standard" loext:marker-style-name="T2"><text:span text:style-name="T2"><text:s text:c="4"/>private engine: Engine;</text:span><text:span text:style-name="T2"/></text:p>
      <text:p text:style-name="Standard" loext:marker-style-name="T2"><text:span text:style-name="T2"><text:s text:c="4"/>public constructor (engine: Engine) {</text:span><text:span text:style-name="T2"/></text:p>
      <text:p text:style-name="Standard" loext:marker-style-name="T2"><text:span text:style-name="T2"><text:s text:c="8"/>this.engine = engine;</text:span><text:span text:style-name="T2"/></text:p>
      <text:p text:style-name="Standard" loext:marker-style-name="T2"><text:soft-page-break/><text:span text:style-name="T2"><text:s text:c="4"/>}</text:span><text:span text:style-name="T2"/></text:p>
      <text:p text:style-name="Standard" loext:marker-style-name="T2"><text:span text:style-name="T2"><text:s text:c="4"/></text:span><text:span text:style-name="T2"/></text:p>
      <text:p text:style-name="Standard" loext:marker-style-name="T2"><text:span text:style-name="T2"><text:s text:c="4"/>public startEngine(): void {</text:span><text:span text:style-name="T2"/></text:p>
      <text:p text:style-name="Standard" loext:marker-style-name="T2"><text:span text:style-name="T2"><text:s text:c="8"/>this.engine.fireCylinders();</text:span><text:span text:style-name="T2"/></text:p>
      <text:p text:style-name="Standard" loext:marker-style-name="T2"><text:span text:style-name="T2"><text:s text:c="4"/>}</text:span><text:span text:style-name="T2"/></text:p>
      <text:p text:style-name="Standard" loext:marker-style-name="T2"><text:span text:style-name="T2">}</text:span><text:span text:style-name="T2"/></text:p>
      <text:p text:style-name="P5">The best way to make a service injectable is to go to the file app.module.ts and add the class’s name to providers section <text:span text:style-name="T22">or with injectable decorator </text:span><text:span text:style-name="T23">which is placed automatically with the creation of the service through Angular CLI</text:span></text:p>
      <text:p text:style-name="Standard" loext:marker-style-name="T2"><text:span text:style-name="T2">Generate angular service using Angular CLI = </text:span><text:span text:style-name="T18">ng</text:span><text:span text:style-name="T2"> g s services/user</text:span></text:p>
      <text:p text:style-name="Standard" loext:marker-style-name="T2"><text:span text:style-name="T2">Usage of angular services = we use services to do some actions and the other classes call the services functions and they perform some changes to the data through the services</text:span><text:span text:style-name="T2"/></text:p>
      <text:p text:style-name="Standard" loext:marker-style-name="T2"><text:span text:style-name="T2">Angular interface = ng g i models/post</text:span><text:span text:style-name="T2"/></text:p>
      <text:p text:style-name="P11" loext:marker-style-name="T2"/>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2"><text:span text:style-name="T2">Angular Form types = Template - Driven Form (we get the full control of the form and we can validate the input data as we want) and Reactive Form</text:span><text:span text:style-name="T2"/></text:p>
      <text:p text:style-name="Standard" loext:marker-style-name="T2"><text:span text:style-name="T2">Creating a Bootstrap form = we create the bootstrap form (simple form)</text:span><text:span text:style-name="T2"/></text:p>
      <text:p text:style-name="Standard" loext:marker-style-name="T2"><text:span text:style-name="T2">NgForm directive = in order to create a form Template-Driven, we have to use special directive which is called ngForm. We also have to import the library FormsModule to the app.module.ts (for more information check AngularForms project)</text:span><text:span text:style-name="T2"/></text:p>
      <text:p text:style-name="Standard" loext:marker-style-name="T2"><text:span text:style-name="T2">NgForm Explained &amp; FormGroup Class = In Angular to handle forms we have 2 classes <text:s/>formGroup (we use them with Form Tags, </text:span><text:span text:style-name="T19">we use this class in order to initialize a form container</text:span><text:span text:style-name="T2">) and formControl (we use them </text:span><text:span text:style-name="T19">to initialize the inputs of the form</text:span><text:span text:style-name="T2">). </text:span><text:span text:style-name="T20">We can have multiple form groups and multiple form controls inside an Angular application.</text:span><text:span text:style-name="T21"> We use the ngForm directive in order to instansiate the FormGroup class.</text:span></text:p>
      <text:p text:style-name="Standard" loext:marker-style-name="T2"><text:span text:style-name="T2">Ng Model &amp; FormControl class = in order to get the values that the user has typed we have to use the directive ngModel in every input element and then we have to use and assign a name to the specific input </text:span><text:span text:style-name="T2"/></text:p>
      <text:p text:style-name="Standard" loext:marker-style-name="T2"><text:span text:style-name="T2">Form Validation = check the app.component.html file</text:span><text:span text:style-name="T2"/></text:p>
      <text:p text:style-name="Standard" loext:marker-style-name="T2"><text:span text:style-name="T2">Styling invalid inputs = check the app.component.html file</text:span><text:span text:style-name="T2"/></text:p>
      <text:p text:style-name="Standard" loext:marker-style-name="T2"><text:span text:style-name="T2">Form validation types = check the app.component.html file</text:span><text:span text:style-name="T2"/></text:p>
      <text:p text:style-name="Standard" loext:marker-style-name="T2"><text:span text:style-name="T2">Validating email input field = check the app.component.html file</text:span><text:span text:style-name="T2"/></text:p>
      <text:p text:style-name="Standard" loext:marker-style-name="T2"><text:soft-page-break/><text:span text:style-name="T2">Validating text area = check the app.component.html file</text:span><text:span text:style-name="T2"/></text:p>
      <text:p text:style-name="Standard" loext:marker-style-name="T2"><text:span text:style-name="T2">Quick fix required not found error = check the app.component.html file</text:span><text:span text:style-name="T2"/></text:p>
      <text:p text:style-name="Standard" loext:marker-style-name="T2"><text:span text:style-name="T2">Form submission = we can get the submitted values by using the f parameter from the function onSubmit that is in the file app.component.ts, ngSubmit -&gt; Enables binding AngularJS expressions to onsubmit events.</text:span><text:span text:style-name="T2"/></text:p>
      <text:p text:style-name="Standard" loext:marker-style-name="T2"><text:span text:style-name="T2">Disabling the submit button when form is invalid = check the app.component.html file</text:span><text:span text:style-name="T2"/></text:p>
      <text:p text:style-name="P11" loext:marker-style-name="T2"/>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2"><text:span text:style-name="T2">Reactive form setup = we have to import in the file app.module.ts the package ReactiveFormsModule and also we have to included in the imports area</text:span><text:span text:style-name="T2"/></text:p>
      <text:p text:style-name="Standard" loext:marker-style-name="T2"><text:span text:style-name="T2">Creating the reactive form controls programmatically = see the app.component.html and app.component.ts files</text:span><text:span text:style-name="T2"/></text:p>
      <text:p text:style-name="Standard" loext:marker-style-name="T2"><text:span text:style-name="T2">Reactive form basic validation = see the app.component.html and app.component.ts files</text:span><text:span text:style-name="T2"/></text:p>
      <text:p text:style-name="Standard" loext:marker-style-name="T2"><text:span text:style-name="T2">Reactive form adding multiple validations = see the app.component.html and app.component.ts files</text:span><text:span text:style-name="T2"/></text:p>
      <text:p text:style-name="Standard" loext:marker-style-name="T2"><text:span text:style-name="T2">Complete all Validations = see the app.component.html and app.component.ts files</text:span><text:span text:style-name="T2"/></text:p>
      <text:p text:style-name="Standard" loext:marker-style-name="T2"><text:span text:style-name="T2">Reactive form submit and getting form values = see the app.component.html and app.component.ts files</text:span><text:span text:style-name="T2"/></text:p>
      <text:p text:style-name="Standard" loext:marker-style-name="T2"><text:span text:style-name="T2">Nested Form Groups = code example</text:span><text:span text:style-name="T2"/></text:p>
      <text:p text:style-name="Standard" loext:marker-style-name="T2"><text:span text:style-name="T2">Reactive Form Array = code example, with #skill in an input we can get the inputs of the input <text:s/></text:span><text:span text:style-name="T2"/></text:p>
      <text:p text:style-name="Standard" loext:marker-style-name="T2"><text:span text:style-name="T2">Reactive Form Builder = code example</text:span><text:span text:style-name="T2"/></text:p>
      <text:p text:style-name="Standard" loext:marker-style-name="T2"><text:span text:style-name="T2">Adding Custom Validations I = code example</text:span><text:span text:style-name="T2"/></text:p>
      <text:p text:style-name="Standard" loext:marker-style-name="T2"><text:span text:style-name="T2">Adding Custom Validations II = creating a new folder under app folder called validators, creating a new file called nospace.validators.ts, </text:span><text:span text:style-name="T2"/></text:p>
      <text:p text:style-name="Standard" loext:marker-style-name="T2"><text:span text:style-name="T2">import { AbstractControl, ValidationErrors } from "@angular/forms";</text:span><text:span text:style-name="T2"/></text:p>
      <text:p text:style-name="Standard" loext:marker-style-name="T2"><text:span text:style-name="T2">export class noSpace {</text:span><text:span text:style-name="T2"/></text:p>
      <text:p text:style-name="Standard" loext:marker-style-name="T2"><text:span text:style-name="T2"><text:tab/>static noSpaceValidations(control: AbstractControl): ValidationErrors | null{</text:span><text:span text:style-name="T2"/></text:p>
      <text:p text:style-name="Standard" loext:marker-style-name="T2"><text:span text:style-name="T2"><text:tab/><text:tab/>let controlValue = control.value as string;<text:tab/></text:span><text:span text:style-name="T2"/></text:p>
      <text:p text:style-name="Standard" loext:marker-style-name="T2"><text:span text:style-name="T2"><text:tab/><text:tab/>if(controlValue.indexOf(' ') &gt;= 0){</text:span><text:span text:style-name="T2"/></text:p>
      <text:p text:style-name="Standard" loext:marker-style-name="T2"><text:span text:style-name="T2"><text:tab/><text:tab/><text:tab/>return { noSpaceValidator: true }</text:span><text:span text:style-name="T2"/></text:p>
      <text:p text:style-name="Standard" loext:marker-style-name="T2"><text:span text:style-name="T2"><text:tab/><text:tab/>} else {</text:span><text:span text:style-name="T2"/></text:p>
      <text:p text:style-name="Standard" loext:marker-style-name="T2"><text:soft-page-break/><text:span text:style-name="T2"><text:tab/><text:tab/><text:tab/>return null</text:span><text:span text:style-name="T2"/></text:p>
      <text:p text:style-name="Standard" loext:marker-style-name="T2"><text:span text:style-name="T2"><text:tab/><text:tab/>}</text:span><text:span text:style-name="T2"/></text:p>
      <text:p text:style-name="Standard" loext:marker-style-name="T2"><text:span text:style-name="T2"><text:tab/>}</text:span><text:span text:style-name="T2"/></text:p>
      <text:p text:style-name="Standard" loext:marker-style-name="T2"><text:span text:style-name="T2">}</text:span><text:span text:style-name="T2"/></text:p>
      <text:p text:style-name="P11" loext:marker-style-name="T2"/>
      <text:h text:style-name="Heading_20_1" text:outline-level="1" loext:marker-style-name="T1"><text:bookmark-start text:name="__RefHeading___Toc2431_998993402"/><text:span text:style-name="T1">Section 13 Angular Routing &amp; Navigation</text:span><text:bookmark-end text:name="__RefHeading___Toc2431_998993402"/><text:span text:style-name="T1"/></text:h>
      <text:p text:style-name="Standard" loext:marker-style-name="T2"><text:span text:style-name="T2">ng new ang-routing</text:span><text:span text:style-name="T2"/></text:p>
      <text:p text:style-name="Standard" loext:marker-style-name="T2"><text:span text:style-name="T2">ng g c post-list</text:span><text:span text:style-name="T2"/></text:p>
      <text:p text:style-name="Standard" loext:marker-style-name="T2"><text:span text:style-name="T2">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span text:style-name="T2"/></text:p>
      <text:p text:style-name="Standard" loext:marker-style-name="T2"><text:span text:style-name="T2">With routerLink the page is not being refreshed, we utilize the files that Angular already downloaded. With href the site reloads and we reload all the files that are needed so the concept of SPA is being disappeared. </text:span><text:span text:style-name="T2"/></text:p>
      <text:p text:style-name="Standard" loext:marker-style-name="T2"><text:span text:style-name="T2">Angulaer RouterLinkActive = with routerLinkActive we can apply a class after we press the button &lt;button routerLink="/posts" routerLinkActive="active"&gt;Post List&lt;/button&gt;</text:span><text:span text:style-name="T2"/></text:p>
      <text:p text:style-name="Standard" loext:marker-style-name="T2"><text:soft-page-break/><text:span text:style-name="T2">Code example for Router Parameter Variables <text:s text:c="3"/>&lt;button [routerLink]="['/post', index]"&gt;View Content&lt;/button&gt;</text:span><text:span text:style-name="T2"/></text:p>
      <text:p text:style-name="Standard" loext:marker-style-name="T2"><text:span text:style-name="T2">Get Router Parameters = paramMap gives all the router parameter values. Code example</text:span><text:span text:style-name="T2"/></text:p>
      <text:p text:style-name="Standard" loext:marker-style-name="T2"><text:span text:style-name="T2">What is Observable = rxjs, a sequence of data that is emitted asynchronously or synchronously overtime of period</text:span><text:span text:style-name="T2"/></text:p>
      <text:p text:style-name="Standard" loext:marker-style-name="T2"><text:span text:style-name="T2">Observable Next = with .next function we can return values from the observer. Code example</text:span><text:span text:style-name="T2"/></text:p>
      <text:p text:style-name="Standard" loext:marker-style-name="T2"><text:span text:style-name="T2">Observable vs Functions = with Observables we can return many things many times (As the definition says) but with a function we can return only one result at a time. </text:span><text:span text:style-name="T2"/></text:p>
      <text:p text:style-name="Standard" loext:marker-style-name="T2"><text:span text:style-name="T2">Observable Subscribe &amp; Unsubscribe = we can close the subscription using the unsubscribe function </text:span><text:span text:style-name="T2"/></text:p>
      <text:p text:style-name="Standard" loext:marker-style-name="T2"><text:span text:style-name="T2">Multiple Router Parameters = Code example</text:span><text:span text:style-name="T2"/></text:p>
      <text:p text:style-name="Standard" loext:marker-style-name="T2"><text:span text:style-name="T2">Query Parameters = Code example</text:span><text:span text:style-name="T2"/></text:p>
      <text:p text:style-name="Standard" loext:marker-style-name="T2"><text:span text:style-name="T2">Separate Module for Angular Routing = ng g module app-routing --module app --flat, code example</text:span><text:span text:style-name="T2"/></text:p>
      <text:p text:style-name="Standard" loext:marker-style-name="T2"><text:span text:style-name="T2">Navigate Programmatically = code example</text:span><text:span text:style-name="T2"/></text:p>
      <text:p text:style-name="Standard" loext:marker-style-name="T2"><text:span text:style-name="T2">Wild Card Routers = we will add a page not found now, ng g c fournotfour, then we define the wild card router, it must always the last route</text:span><text:span text:style-name="T2"/></text:p>
      <text:p text:style-name="P11" loext:marker-style-name="T2"/>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Standard" loext:marker-style-name="T2"><text:span text:style-name="T2">Generate components = </text:span><text:span text:style-name="T2"/></text:p>
      <text:p text:style-name="Standard" loext:marker-style-name="T2"><text:span text:style-name="T2">ng g c layouts/header</text:span><text:span text:style-name="T2"/></text:p>
      <text:p text:style-name="Standard" loext:marker-style-name="T2"><text:span text:style-name="T2">ng g c layouts/category-navbar</text:span><text:span text:style-name="T2"/></text:p>
      <text:p text:style-name="Standard" loext:marker-style-name="T2"><text:span text:style-name="T2">ng g c layouts/footer</text:span><text:span text:style-name="T2"/></text:p>
      <text:p text:style-name="Standard" loext:marker-style-name="T2"><text:soft-page-break/><text:span text:style-name="T2">ng g c pages/home</text:span><text:span text:style-name="T2"/></text:p>
      <text:p text:style-name="Standard" loext:marker-style-name="T2"><text:span text:style-name="T2">ng g c pages/single-category</text:span><text:span text:style-name="T2"/></text:p>
      <text:p text:style-name="Standard" loext:marker-style-name="T2"><text:span text:style-name="T2">ng g c pages/single-post</text:span><text:span text:style-name="T2"/></text:p>
      <text:p text:style-name="Standard" loext:marker-style-name="T2"><text:span text:style-name="T2">ng g c pages/terms-and-conditions</text:span><text:span text:style-name="T2"/></text:p>
      <text:p text:style-name="Standard" loext:marker-style-name="T2"><text:span text:style-name="T2">ng g c pages/contact-us</text:span><text:span text:style-name="T2"/></text:p>
      <text:p text:style-name="Standard" loext:marker-style-name="T2"><text:span text:style-name="T2">ng g c subscription-form</text:span><text:span text:style-name="T2"/></text:p>
      <text:p text:style-name="Standard" loext:marker-style-name="T2"><text:span text:style-name="T2">ng g c comments/comment-form</text:span><text:span text:style-name="T2"/></text:p>
      <text:p text:style-name="Standard" loext:marker-style-name="T2"><text:span text:style-name="T2">ng g c comments/comment-list</text:span><text:span text:style-name="T2"/></text:p>
      <text:p text:style-name="Standard" loext:marker-style-name="T2"><text:span text:style-name="T2">ng g c pages/about-us</text:span><text:span text:style-name="T2"/></text:p>
      <text:p text:style-name="Standard" loext:marker-style-name="T2"><text:span text:style-name="T2">Static routing and navigation =</text:span><text:span text:style-name="T2"/></text:p>
      <text:p text:style-name="P11" loext:marker-style-name="T2"/>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11" loext:marker-style-name="T2"/>
      <text:p text:style-name="P11" loext:marker-style-name="T2"/>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span text:style-name="T1"/></text:h>
      <text:p text:style-name="P11" loext:marker-style-name="T2"/>
      <text:p text:style-name="P11" loext:marker-style-name="T2"/>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11" loext:marker-style-name="T2"/>
      <text:p text:style-name="P11" loext:marker-style-name="T2"/>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11" loext:marker-style-name="T2"/>
      <text:p text:style-name="Standard"/>
      <text:h text:style-name="Heading_20_1" text:outline-level="1" loext:marker-style-name="T1"><text:bookmark-start text:name="__RefHeading___Toc2443_998993402"/><text:span text:style-name="T1">Section 19 Admin area – CRUD Operation II (POST CRUD)</text:span><text:bookmark-end text:name="__RefHeading___Toc2443_998993402"/><text:span text:style-name="T1"/></text:h>
      <text:p text:style-name="P11" loext:marker-style-name="T2"/>
      <text:p text:style-name="Standard"/>
      <text:h text:style-name="Heading_20_1" text:outline-level="1" loext:marker-style-name="T1"><text:bookmark-start text:name="__RefHeading___Toc2445_998993402"/><text:soft-page-break/><text:span text:style-name="T1">Section 20 Authentication &amp; Authorization</text:span><text:bookmark-end text:name="__RefHeading___Toc2445_998993402"/><text:span text:style-name="T1"/></text:h>
      <text:p text:style-name="P11" loext:marker-style-name="T2"/>
      <text:p text:style-name="Standard"/>
      <text:h text:style-name="Heading_20_1" text:outline-level="1" loext:marker-style-name="T1"><text:bookmark-start text:name="__RefHeading___Toc2447_998993402"/><text:span text:style-name="T1">Section 21 Design The Blog Front End I - Preparing</text:span><text:bookmark-end text:name="__RefHeading___Toc2447_998993402"/><text:span text:style-name="T1"/></text:h>
      <text:p text:style-name="P11" loext:marker-style-name="T2"/>
      <text:p text:style-name="P1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Θέμα του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103</meta:editing-cycles>
    <meta:creation-date>2023-09-08T10:39:00</meta:creation-date>
    <dc:date>2023-12-11T12:49:40.176000000</dc:date>
    <meta:editing-duration>PT11H58M14S</meta:editing-duration>
    <meta:generator>LibreOffice/7.6.4.1$Windows_X86_64 LibreOffice_project/e19e193f88cd6c0525a17fb7a176ed8e6a3e2aa1</meta:generator>
    <meta:document-statistic meta:table-count="0" meta:image-count="0" meta:object-count="0" meta:page-count="15" meta:paragraph-count="252" meta:word-count="2710" meta:character-count="18515" meta:non-whitespace-character-count="15708"/>
    <meta:user-defined meta:name="AppVersion">16.0000</meta:user-defined>
    <meta:template xlink:type="simple" xlink:actuate="onRequest" xlink:title="Normal.dotm" xlink:href=""/>
  </office:meta>
</office:document-meta>
</file>